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c0c0c0" draw:textarea-horizontal-align="left" draw:auto-grow-height="true" draw:auto-grow-width="false" fo:min-height="0.65cm" fo:min-width="2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.155cm" svg:height="0.962cm" svg:x="4.9cm" svg:y="1.638cm">
          <draw:text-box>
            <text:p>Project Gutenberg raw textfiles</text:p>
          </draw:text-box>
        </draw:frame>
        <draw:custom-shape draw:style-name="gr2" draw:text-style-name="P1" draw:layer="layout" svg:width="10.3cm" svg:height="1.9cm" svg:x="4.5cm" svg:y="3.6cm">
          <text:p text:style-name="P1">MapRedu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3cm" svg:height="1.9cm" svg:x="4.4cm" svg:y="8.3cm">
          <text:p text:style-name="P1">R / Rattle</text:p>
          <draw:enhanced-geometry svg:viewBox="0 0 21600 21600" draw:type="rectangle" draw:enhanced-path="M 0 0 L 21600 0 21600 21600 0 21600 0 0 Z N"/>
        </draw:custom-shape>
        <draw:frame draw:style-name="gr3" draw:layer="layout" svg:width="2.614cm" svg:height="0.962cm" svg:x="8cm" svg:y="11.138cm">
          <draw:text-box>
            <text:p>Results</text:p>
          </draw:text-box>
        </draw:frame>
        <draw:frame draw:style-name="gr3" draw:layer="layout" svg:width="10.7cm" svg:height="1.673cm" svg:x="4.2cm" svg:y="6.027cm">
          <draw:text-box>
            <text:p text:style-name="P1">CSV table with word / document as cols / rows, tf-idf as entries</text:p>
          </draw:text-box>
        </draw:frame>
        <draw:line draw:style-name="gr4" draw:text-style-name="P1" draw:layer="layout" svg:x1="9.2cm" svg:y1="2.6cm" svg:x2="9.2cm" svg:y2="3.4cm">
          <text:p/>
        </draw:line>
        <draw:line draw:style-name="gr4" draw:text-style-name="P1" draw:layer="layout" svg:x1="9.3cm" svg:y1="7.5cm" svg:x2="9.3cm" svg:y2="8.3cm">
          <text:p/>
        </draw:line>
        <draw:line draw:style-name="gr4" draw:text-style-name="P1" draw:layer="layout" svg:x1="9.2cm" svg:y1="5.4cm" svg:x2="9.2cm" svg:y2="6.2cm">
          <text:p/>
        </draw:line>
        <draw:line draw:style-name="gr4" draw:text-style-name="P1" draw:layer="layout" svg:x1="9.3cm" svg:y1="10.3cm" svg:x2="9.3cm" svg:y2="11.1cm">
          <text:p/>
        </draw:line>
      </draw:page>
      <draw:page draw:name="page2" draw:style-name="dp1" draw:master-page-name="Default">
        <draw:frame draw:style-name="gr1" draw:text-style-name="P2" draw:layer="layout" svg:width="7.864cm" svg:height="0.962cm" svg:x="3.536cm" svg:y="1.6cm">
          <draw:text-box>
            <text:p text:style-name="P2">Project Gutenberg catalog</text:p>
          </draw:text-box>
        </draw:frame>
        <draw:custom-shape draw:style-name="gr2" draw:text-style-name="P3" draw:layer="layout" svg:width="3.1cm" svg:height="1.2cm" svg:x="4.4cm" svg:y="3.6cm">
          <text:p text:style-name="P3">bunzip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cm" svg:height="1.9cm" svg:x="4.2cm" svg:y="9.8cm">
          <text:p text:style-name="P3">R / Rattle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614cm" svg:height="0.962cm" svg:x="4.586cm" svg:y="12.638cm">
          <draw:text-box>
            <text:p text:style-name="P2">Results</text:p>
          </draw:text-box>
        </draw:frame>
        <draw:frame draw:style-name="gr5" draw:text-style-name="P3" draw:layer="layout" svg:width="6.9cm" svg:height="1.673cm" svg:x="8.4cm" svg:y="5.727cm">
          <draw:text-box>
            <text:p text:style-name="P3">Bunch of zip files + (id, subject) tuples csv</text:p>
          </draw:text-box>
        </draw:frame>
        <draw:line draw:style-name="gr4" draw:text-style-name="P1" draw:layer="layout" svg:x1="6cm" svg:y1="2.6cm" svg:x2="6cm" svg:y2="3.4cm">
          <text:p/>
        </draw:line>
        <draw:line draw:style-name="gr4" draw:text-style-name="P1" draw:layer="layout" svg:x1="11cm" svg:y1="8.7cm" svg:x2="11cm" svg:y2="9.5cm">
          <text:p/>
        </draw:line>
        <draw:line draw:style-name="gr4" draw:text-style-name="P1" draw:layer="layout" svg:x1="11.9cm" svg:y1="4.8cm" svg:x2="11.9cm" svg:y2="5.6cm">
          <text:p/>
        </draw:line>
        <draw:line draw:style-name="gr4" draw:text-style-name="P1" draw:layer="layout" svg:x1="5.886cm" svg:y1="11.8cm" svg:x2="5.886cm" svg:y2="12.6cm">
          <text:p/>
        </draw:line>
        <draw:custom-shape draw:style-name="gr2" draw:text-style-name="P3" draw:layer="layout" svg:width="6.1cm" svg:height="1.2cm" svg:x="8.9cm" svg:y="3.552cm">
          <text:p text:style-name="P3">parser / download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.3cm" svg:x="3.4cm" svg:y="5.5cm">
          <text:p text:style-name="P3">MapReduce</text:p>
          <text:p text:style-name="P3">Step 1</text:p>
          <text:p text:style-name="P3">Step 2</text:p>
          <text:p text:style-name="P3">Step 3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4cm" svg:height="0.962cm" svg:x="8.7cm" svg:y="7.738cm">
          <draw:text-box>
            <text:p text:style-name="P3">CSV table</text:p>
          </draw:text-box>
        </draw:frame>
        <draw:line draw:style-name="gr4" draw:text-style-name="P1" draw:layer="layout" svg:x1="13.4cm" svg:y1="7.4cm" svg:x2="13.4cm" svg:y2="9.4cm">
          <text:p/>
        </draw:line>
        <draw:line draw:style-name="gr4" draw:text-style-name="P1" draw:layer="layout" svg:x1="7.6cm" svg:y1="8.2cm" svg:x2="8.6cm" svg:y2="8.2cm">
          <text:p/>
        </draw:line>
        <draw:line draw:style-name="gr4" draw:text-style-name="P1" draw:layer="layout" svg:x1="8.5cm" svg:y1="6.2cm" svg:x2="7.5cm" svg:y2="6.2cm">
          <text:p/>
        </draw:line>
        <draw:custom-shape draw:style-name="gr2" draw:text-style-name="P3" draw:layer="layout" svg:width="5.7cm" svg:height="1.9cm" svg:x="9.2cm" svg:y="9.7cm">
          <text:p text:style-name="P3">parser / combinato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8cm" svg:y1="10.7cm" svg:x2="7.8cm" svg:y2="10.7cm">
          <text:p/>
        </draw:line>
        <draw:line draw:style-name="gr4" draw:text-style-name="P1" draw:layer="layout" svg:x1="7.7cm" svg:y1="4.1cm" svg:x2="8.7cm" svg:y2="4.1cm">
          <text:p/>
        </draw:line>
        <draw:line draw:style-name="gr6" draw:text-style-name="P1" draw:layer="layout" svg:x1="8.5cm" svg:y1="6.6cm" svg:x2="15.1cm" svg:y2="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29T08:46:34</meta:creation-date>
    <dc:date>2013-11-29T09:02:18</dc:date>
    <meta:editing-duration>PT10M26S</meta:editing-duration>
    <meta:editing-cycles>2</meta:editing-cycles>
    <meta:generator>LibreOffice/3.5$Linux_X86_64 LibreOffice_project/350m1$Build-2</meta:generator>
    <meta:document-statistic meta:object-count="28"/>
  </office:meta>
</office:document-meta>
</file>